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8e62" officeooo:paragraph-rsid="00108e62"/>
    </style:style>
    <style:style style:name="P2" style:family="paragraph" style:parent-style-name="Standard" style:list-style-name="L1">
      <style:text-properties officeooo:rsid="00108e62" officeooo:paragraph-rsid="00108e62"/>
    </style:style>
    <style:style style:name="P3" style:family="paragraph" style:parent-style-name="Standard">
      <style:text-properties officeooo:rsid="00108e62" officeooo:paragraph-rsid="0011ddb8"/>
    </style:style>
    <style:style style:name="P4" style:family="paragraph" style:parent-style-name="Standard">
      <style:text-properties officeooo:rsid="00108e62" officeooo:paragraph-rsid="0012c8d5"/>
    </style:style>
    <style:style style:name="P5" style:family="paragraph" style:parent-style-name="Standard">
      <style:text-properties officeooo:rsid="0011ddb8" officeooo:paragraph-rsid="0011ddb8"/>
    </style:style>
    <style:style style:name="P6" style:family="paragraph" style:parent-style-name="Standard">
      <style:text-properties officeooo:rsid="0012c8d5" officeooo:paragraph-rsid="0012c8d5"/>
    </style:style>
    <style:style style:name="P7" style:family="paragraph" style:parent-style-name="Standard">
      <style:text-properties officeooo:rsid="0013590f" officeooo:paragraph-rsid="0013590f"/>
    </style:style>
    <style:style style:name="P8" style:family="paragraph" style:parent-style-name="Standard">
      <style:text-properties officeooo:rsid="0013590f" officeooo:paragraph-rsid="00166705"/>
    </style:style>
    <style:style style:name="P9" style:family="paragraph" style:parent-style-name="Standard">
      <style:text-properties officeooo:rsid="0013c625" officeooo:paragraph-rsid="0013c625"/>
    </style:style>
    <style:style style:name="P10" style:family="paragraph" style:parent-style-name="Standard">
      <style:text-properties officeooo:rsid="0013c625" officeooo:paragraph-rsid="0015a220"/>
    </style:style>
    <style:style style:name="P11" style:family="paragraph" style:parent-style-name="Standard">
      <style:text-properties officeooo:rsid="0013c625" officeooo:paragraph-rsid="00166705"/>
    </style:style>
    <style:style style:name="P12" style:family="paragraph" style:parent-style-name="Standard">
      <style:text-properties officeooo:rsid="0015a220" officeooo:paragraph-rsid="0015a220"/>
    </style:style>
    <style:style style:name="P13" style:family="paragraph" style:parent-style-name="Standard">
      <style:text-properties officeooo:rsid="0015a220" officeooo:paragraph-rsid="00166705"/>
    </style:style>
    <style:style style:name="P14" style:family="paragraph" style:parent-style-name="Standard">
      <style:text-properties officeooo:rsid="00166705" officeooo:paragraph-rsid="00166705"/>
    </style:style>
    <style:style style:name="P15" style:family="paragraph" style:parent-style-name="Standard">
      <style:text-properties officeooo:rsid="00175d93" officeooo:paragraph-rsid="00175d93"/>
    </style:style>
    <style:style style:name="T1" style:family="text">
      <style:text-properties officeooo:rsid="0011ddb8"/>
    </style:style>
    <style:style style:name="T2" style:family="text">
      <style:text-properties officeooo:rsid="0012c8d5"/>
    </style:style>
    <style:style style:name="T3" style:family="text">
      <style:text-properties officeooo:rsid="0013cb1b"/>
    </style:style>
    <style:style style:name="T4" style:family="text">
      <style:text-properties officeooo:rsid="0015a220"/>
    </style:style>
    <style:style style:name="T5" style:family="text">
      <style:text-properties officeooo:rsid="00166705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PROJET → </text:span>Réseaux social </text:p>
      <text:p text:style-name="P4"><text:tab/>→ Plateforme pour communiquer et mettre en avant du contenu.</text:p>
      <text:p text:style-name="P1"><text:tab/>→Visant secteur BTP.</text:p>
      <text:p text:style-name="P1"><text:s/><text:tab/>→ s’appelle MEDIABAT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6">SOMMAIRE</text:p>
      <text:list xml:id="list641230989" text:style-name="L1">
        <text:list-item>
          <text:p text:style-name="P2">Objectifs</text:p>
        </text:list-item>
        <text:list-item>
          <text:p text:style-name="P2">Analyse d’environnement</text:p>
        </text:list-item>
        <text:list-item>
          <text:p text:style-name="P2">Etapes du projets</text:p>
        </text:list-item>
        <text:list-item>
          <text:p text:style-name="P2">Design</text:p>
        </text:list-item>
        <text:list-item>
          <text:p text:style-name="P2">Arborescence</text:p>
        </text:list-item>
        <text:list-item>
          <text:p text:style-name="P2">Diagramme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*********************************OBJECTIFS************************************</text:p>
      <text:p text:style-name="P1"/>
      <text:p text:style-name="P1">a) CONTEXTE</text:p>
      <text:p text:style-name="P1"/>
      <text:p text:style-name="P1"><text:tab/>→ Objectif de la plateforme est de lier les professionnels du secteur du BTP &amp; les <text:tab/>particuliers ayant besoin de prestations</text:p>
      <text:p text:style-name="P1"><text:tab/>→ Les réalisations des pro BTP sont pas populaires sur les réseaux contrairement à <text:tab/>d’autre secteur</text:p>
      <text:p text:style-name="P1"/>
      <text:p text:style-name="P1">b) PRESENTATION</text:p>
      <text:p text:style-name="P1"/>
      <text:p text:style-name="P1"><text:tab/>→ Le but de la plateforme est de proposer au professionnels du BTP un compte se <text:tab/>comportant comme un portfolio.</text:p>
      <text:p text:style-name="P1"><text:tab/>→ <text:span text:style-name="T1">Les professionnels du BTP pourront publier leurs réalisations et donc mettre en avant <text:tab/>leurs compétences.</text:span></text:p>
      <text:p text:style-name="P1"><text:tab/>→ <text:span text:style-name="T1">Les comptes seront munies d’une messagerie pour simplifier le contact entre <text:tab/>particuliers &amp; professionnels.</text:span></text:p>
      <text:p text:style-name="P1"><text:tab/>→ <text:span text:style-name="T1">La plateforme est entièrement dédier au secteur du BTP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************************<text:span text:style-name="T1">ANALYSE D’ENVIRONNEMENT</text:span>***************************</text:p>
      <text:p text:style-name="P3"/>
      <text:p text:style-name="P5">a) TABLEAU COMPARATIF DE LA CONCURRENCE</text:p>
      <text:p text:style-name="P5"/>
      <text:p text:style-name="P5"><text:tab/>→ J’ai choisi MALT et BUILD2B car ce sont des sites similaire qui propose une <text:tab/>plateforme pour des free-lances.</text:p>
      <text:p text:style-name="P5"/>
      <text:p text:style-name="P5"><text:tab/>→ MALT <text:span text:style-name="T2">vise plus spécifiquement le secteur du numérique.</text:span></text:p>
      <text:p text:style-name="P5"><text:tab/>→ BUILD2B <text:span text:style-name="T2">oblige a remplir un formulaire compliquer pour faire une recherche.</text:span></text:p>
      <text:p text:style-name="P5"><text:tab/>→ MEDIABAT <text:span text:style-name="T2">est la seule qui partage les images des réalisations.</text:span></text:p>
      <text:p text:style-name="P5"><text:tab/>→ <text:span text:style-name="T2">Les 3 plateforme on l’option de mettre en avant les tarifs, mettre en relation les <text:tab/>particuliers &amp; les professionnels et les 3 permettent au utilisateurs de laisser un avis.</text:span></text:p>
      <text:p text:style-name="P5"><text:tab/>→ <text:span text:style-name="T2">BUILD2B la seule a avoir un formulaire d’inscription compliqué.</text:span></text:p>
      <text:p text:style-name="P5"/>
      <text:p text:style-name="P6">b) ANALYSE SWOT</text:p>
      <text:p text:style-name="P6"/>
      <text:p text:style-name="P6"><text:tab/>FORCES</text:p>
      <text:p text:style-name="P6"><text:tab/>→ peu plaire au pro du BTP car cela permet d’avoir plus de visibilité.</text:p>
      <text:p text:style-name="P6"><text:tab/>→ Plateforme entierement gratuite.</text:p>
      <text:p text:style-name="P6"><text:tab/>→ Peu de concurrence directe.</text:p>
      <text:p text:style-name="P6"/>
      <text:p text:style-name="P6"><text:tab/>FAIBLESSES</text:p>
      <text:p text:style-name="P6"><text:tab/>→ Pas de présence à l’international.</text:p>
      <text:p text:style-name="P6"><text:tab/>→ Mettre en avant la plateforme.</text:p>
      <text:p text:style-name="P6"/>
      <text:p text:style-name="P6"><text:tab/>OPPORTUNITES</text:p>
      <text:p text:style-name="P6"><text:tab/>→ Beaucoup de monde sur les réseaux sociaux.</text:p>
      <text:p text:style-name="P6"><text:tab/>→ Secteur du BTP n’est pas mis en avant sur les réseaux.</text:p>
      <text:p text:style-name="P6"><text:tab/></text:p>
      <text:p text:style-name="P6"><text:tab/>MENACES</text:p>
      <text:p text:style-name="P6"><text:tab/>→ Vols de données potentiel.</text:p>
      <text:p text:style-name="P6"><text:tab/>→ La concurrence ou des nouvelles start-ups.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*****************************<text:span text:style-name="T2">ETAPES DU PROJET***</text:span>*****************************</text:p>
      <text:p text:style-name="P4"/>
      <text:p text:style-name="P7">a) PLANNING</text:p>
      <text:p text:style-name="P7"><text:tab/>→ Date ne sont pas terminés car connaît pas encore date de fin du projet.</text:p>
      <text:p text:style-name="P7"/>
      <text:p text:style-name="P7">b) ETAPES</text:p>
      <text:p text:style-name="P7"><text:tab/>→ GRAPHISME ===== Creation de logo + Choix des icones</text:p>
      <text:p text:style-name="P7"><text:tab/>→ CONCEPTION ==== Charte Graphique + Diagrammes + Maquette</text:p>
      <text:p text:style-name="P7"><text:tab/>→ FRONT-END ===== 17 pages à faire</text:p>
      <text:p text:style-name="P7"><text:tab/>→ BACK-END ====== Principalement Messagerie et Publier du contenu</text:p>
      <text:p text:style-name="P7"/>
      <text:p text:style-name="P7"/>
      <text:p text:style-name="P7">------------------------------------------------------------------------------------------------------------------------</text:p>
      <text:p text:style-name="P7"/>
      <text:p text:style-name="P7">c) RESSOURCES</text:p>
      <text:p text:style-name="P7"><text:tab/>→ BOOTSTRAP 5 → Mise en place des éléments (flex)</text:p>
      <text:p text:style-name="P7"><text:tab/>→ CSS → Appliquer le design</text:p>
      <text:p text:style-name="P7"><text:tab/>→ JAVASCRIPT → Animer le site web</text:p>
      <text:p text:style-name="P7"><text:tab/>→ AJAX → Messagerie</text:p>
      <text:p text:style-name="P7"><text:tab/>→ PHP → Interagir avec le serveur</text:p>
      <text:p text:style-name="P7"><text:tab/>→ SQL → Communiqué avec la BDD</text:p>
      <text:p text:style-name="P7"><text:tab/>→ API GEO GOUV → Récupérer le nom + code postal des communes françaises</text:p>
      <text:p text:style-name="P7"><text:tab/>→ CANVA → Créer le logo</text:p>
      <text:p text:style-name="P7"><text:tab/>→ FLATICON → Trouver des icones</text:p>
      <text:p text:style-name="P7"/>
      <text:p text:style-name="P7"/>
      <text:p text:style-name="P7"/>
      <text:p text:style-name="P7"/>
      <text:p text:style-name="P9">d) CATEGORIES</text:p>
      <text:p text:style-name="P9"><text:tab/>1/ MACON</text:p>
      <text:p text:style-name="P9"><text:tab/>2/ PEINTRE</text:p>
      <text:p text:style-name="P9"><text:tab/>3/ PLOMBIER</text:p>
      <text:p text:style-name="P9"><text:tab/>4/ ELECTRICIEN</text:p>
      <text:p text:style-name="P9"><text:tab/>5/ CARRELEUR</text:p>
      <text:p text:style-name="P9"><text:tab/>6/ MENUISIER</text:p>
      <text:p text:style-name="P9"><text:tab/>7/ ARCHITECTE</text:p>
      <text:p text:style-name="P9"><text:tab/>8/ CHARPENTIER</text:p>
      <text:p text:style-name="P9"><text:tab/>9/ SERRURIER</text:p>
      <text:p text:style-name="P11"><text:tab/>10/ PLAQUISTE</text:p>
      <text:p text:style-name="P11"/>
      <text:p text:style-name="P11"><text:tab/></text:p>
      <text:p text:style-name="P8">------------------------------------------------------------------------------------------------------------------------</text:p>
      <text:p text:style-name="P9">e) LE DEVIS</text:p>
      <text:p text:style-name="P9"><text:tab/>CONCEPTION→ 1000,00€</text:p>
      <text:p text:style-name="P9"><text:tab/>GRAPHISME→ 1000,00€</text:p>
      <text:p text:style-name="P9"><text:tab/>FRONT-END→ 2000,00€</text:p>
      <text:p text:style-name="P9"><text:tab/>BACK-END→ 2000,00€</text:p>
      <text:p text:style-name="P9"><text:tab/>SEO→ 500,00€</text:p>
      <text:p text:style-name="P9"><text:tab/>Hébergement→ 50,00€/an</text:p>
      <text:p text:style-name="P9"/>
      <text:p text:style-name="P9"/>
      <text:p text:style-name="P9"/>
      <text:p text:style-name="P9"><text:soft-page-break/>************************************DESIGN************************************</text:p>
      <text:p text:style-name="P9">(*voir charte graphique)</text:p>
      <text:p text:style-name="P10">******************************CHARTE GRAPHIQUE******************************</text:p>
      <text:p text:style-name="P10">------------------------------------------------------------------------------------------------------------------------</text:p>
      <text:p text:style-name="P10"/>
      <text:p text:style-name="P9"><text:tab/>→ <text:span text:style-name="T3">LOGO</text:span></text:p>
      <text:p text:style-name="P9"><text:tab/><text:span text:style-name="T3">Visible dans la navbar et le footer.</text:span></text:p>
      <text:p text:style-name="P9"/>
      <text:p text:style-name="P10">------------------------------------------------------------------------------------------------------------------------</text:p>
      <text:p text:style-name="P10"/>
      <text:p text:style-name="P9"><text:tab/>→ <text:span text:style-name="T3">FAVICON</text:span></text:p>
      <text:p text:style-name="P9"><text:tab/><text:span text:style-name="T3">Visible dans l’onglet</text:span></text:p>
      <text:p text:style-name="P9"/>
      <text:p text:style-name="P10">------------------------------------------------------------------------------------------------------------------------</text:p>
      <text:p text:style-name="P10"/>
      <text:p text:style-name="P9"><text:tab/>→ <text:span text:style-name="T4">COULEURS</text:span></text:p>
      <text:p text:style-name="P9"><text:tab/><text:span text:style-name="T4">BLANC, NOIR, JAUNE, ORANGE, ROUGE</text:span></text:p>
      <text:p text:style-name="P9"/>
      <text:p text:style-name="P10">------------------------------------------------------------------------------------------------------------------------</text:p>
      <text:p text:style-name="P10"/>
      <text:p text:style-name="P9"><text:tab/>→ <text:span text:style-name="T3">POLICES</text:span></text:p>
      <text:p text:style-name="P9"><text:tab/><text:span text:style-name="T3">Biryani Black → h1</text:span></text:p>
      <text:p text:style-name="P9"><text:tab/><text:span text:style-name="T3">Roboto Regular → h2, h3, h4</text:span></text:p>
      <text:p text:style-name="P9"><text:tab/><text:span text:style-name="T3">Roboto Thin → p</text:span></text:p>
      <text:p text:style-name="P9"/>
      <text:p text:style-name="P10">------------------------------------------------------------------------------------------------------------------------</text:p>
      <text:p text:style-name="P10"/>
      <text:p text:style-name="P10"><text:tab/>→ <text:span text:style-name="T4">ICONES</text:span></text:p>
      <text:p text:style-name="P10"><text:tab/><text:span text:style-name="T4">1 pour chaque métier</text:span></text:p>
      <text:p text:style-name="P10"><text:tab/><text:span text:style-name="T4">3 pour les réseaux sociaux</text:span></text:p>
      <text:p text:style-name="P10"><text:tab/><text:span text:style-name="T4">4 pour le menu d’admninistration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(*voir <text:span text:style-name="T4">maquette</text:span>)</text:p>
      <text:p text:style-name="P11">**********************************<text:span text:style-name="T5">MAQUETTE</text:span>***********************************</text:p>
      <text:p text:style-name="P10">------------------------------------------------------------------------------------------------------------------------</text:p>
      <text:p text:style-name="P12">PAGE D’ACCUEIL</text:p>
      <text:p text:style-name="P12"><text:tab/>→ navbar</text:p>
      <text:p text:style-name="P12"><text:tab/>→ formulaire de recherche</text:p>
      <text:p text:style-name="P12"><text:tab/>→ catégorie accessible directement</text:p>
      <text:p text:style-name="P12"><text:tab/>→ présentation rapide « QUI SOMME-NOUS ? »</text:p>
      <text:p text:style-name="P12"><text:tab/>→ footer</text:p>
      <text:p text:style-name="P11">------------------------------------------------------------------------------------------------------------------------</text:p>
      <text:p text:style-name="P12">PROFIL + MODAL</text:p>
      <text:p text:style-name="P12"><text:tab/>→ <text:span text:style-name="T5">profil BTP + standard</text:span></text:p>
      <text:p text:style-name="P12"><text:tab/>→ <text:span text:style-name="T5">modal ajouter une publication</text:span></text:p>
      <text:p text:style-name="P12"><text:tab/>→ <text:span text:style-name="T5">modal noter un utilisateurs</text:span></text:p>
      <text:p text:style-name="P12"><text:tab/>→ <text:span text:style-name="T5">modal quand on clique sur une publication</text:span></text:p>
      <text:p text:style-name="P12"><text:tab/>→ <text:span text:style-name="T5">modal supprimer une publication</text:span></text:p>
      <text:p text:style-name="P12"><text:tab/>→ <text:span text:style-name="T5">modal signaler un utilisateur</text:span></text:p>
      <text:p text:style-name="P12"><text:tab/>→ <text:span text:style-name="T5">modal modifier une publication</text:span></text:p>
      <text:p text:style-name="P11">------------------------------------------------------------------------------------------------------------------------</text:p>
      <text:p text:style-name="P13">CONVERSATION</text:p>
      <text:p text:style-name="P13"><text:tab/>→ <text:span text:style-name="T5">Messagerie</text:span></text:p>
      <text:p text:style-name="P13"><text:tab/>→ <text:span text:style-name="T5">Conversation</text:span></text:p>
      <text:p text:style-name="P11">------------------------------------------------------------------------------------------------------------------------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******************************ARBORESCENCE**********************************</text:p>
      <text:p text:style-name="P14">(*retour au cdc)</text:p>
      <text:p text:style-name="P14"/>
      <text:p text:style-name="P14">*******************************DIAGRAMMES***********************************</text:p>
      <text:p text:style-name="P14">a) USE CASE</text:p>
      <text:p text:style-name="P14"/>
      <text:p text:style-name="P14"><text:tab/>Visiteur</text:p>
      <text:p text:style-name="P14"><text:tab/>→ S'inscrire</text:p>
      <text:p text:style-name="P14"/>
      <text:p text:style-name="P14"><text:tab/>Lecteur (tout les utilisateurs)</text:p>
      <text:p text:style-name="P14"><text:tab/>→ Rechercher un utilisateur par localisation </text:p>
      <text:p text:style-name="P14"><text:tab/>→ Rechercher un utilisateur par catégorie </text:p>
      <text:p text:style-name="P14"><text:tab/>→ Visualiser un compte BTP </text:p>
      <text:p text:style-name="P14"><text:tab/>→ Visualiser des publications </text:p>
      <text:p text:style-name="P14"/>
      <text:p text:style-name="P14"><text:tab/>Gestion (Client, ProBTP, Admin) </text:p>
      <text:p text:style-name="P14"><text:tab/>→ Se connecter </text:p>
      <text:p text:style-name="P14"><text:tab/>→ Se déconnecter </text:p>
      <text:p text:style-name="P14"><text:tab/>→ Modifier informations du comptes </text:p>
      <text:p text:style-name="P14"><text:tab/>→ Visualiser son compte</text:p>
      <text:p text:style-name="P14"/>
      <text:p text:style-name="P14"><text:tab/>Admin </text:p>
      <text:p text:style-name="P14"><text:tab/>→ Supprimer un compte </text:p>
      <text:p text:style-name="P14"><text:tab/>→ Répondre à des utilisateurs </text:p>
      <text:p text:style-name="P14"><text:tab/>→ Visualiser les utilisateurs signalés </text:p>
      <text:p text:style-name="P14"><text:tab/>→ Supprimer du contenu </text:p>
      <text:p text:style-name="P14"><text:tab/>→ Visualiser des utilisateurs </text:p>
      <text:p text:style-name="P14"/>
      <text:p text:style-name="P14"><text:tab/>Compte «Standard» </text:p>
      <text:p text:style-name="P14"><text:tab/>→ Noter un utilisateur BTP </text:p>
      <text:p text:style-name="P14"><text:tab/>→ Prendre contact avec utilisateur BTP</text:p>
      <text:p text:style-name="P14"/>
      <text:p text:style-name="P14"><text:tab/>Compte BTP </text:p>
      <text:p text:style-name="P14"><text:tab/>→ Supprimer du contenu </text:p>
      <text:p text:style-name="P14"><text:tab/>→ Visualiser des utilisateurs </text:p>
      <text:p text:style-name="P14"><text:tab/>→ Publier du contenu </text:p>
      <text:p text:style-name="P14"><text:tab/>→ Modifier du contenu </text:p>
      <text:p text:style-name="P14"><text:tab/>→ Répondre a un utilisateurs standard </text:p>
      <text:p text:style-name="P14"/>
      <text:p text:style-name="P15">(*voir cdc pour le rest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3T20:54:23.987000000</dc:date>
    <meta:editing-duration>PT11M37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6" meta:paragraph-count="160" meta:word-count="737" meta:character-count="6381" meta:non-whitespace-character-count="5662"/>
  </office:meta>
</office:document-meta>
</file>